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text-properties style:font-name="Liberation Sans" fo:font-size="12pt"/>
    </style:style>
    <style:style style:name="P2" style:family="paragraph" style:parent-style-name="Heading_20_2">
      <style:paragraph-properties fo:line-height="150%"/>
    </style:style>
    <style:style style:name="P3" style:family="paragraph" style:parent-style-name="Heading_20_2">
      <style:paragraph-properties fo:line-height="150%" fo:break-before="page"/>
      <style:text-properties style:font-name="Liberation Sans" fo:font-size="12pt"/>
    </style:style>
    <style:style style:name="P4" style:family="paragraph" style:parent-style-name="Text_20_body">
      <style:paragraph-properties fo:margin-top="0cm" fo:margin-bottom="0cm" loext:contextual-spacing="false" fo:line-height="150%" fo:text-align="start" style:justify-single-word="false"/>
    </style:style>
    <style:style style:name="P5" style:family="paragraph" style:parent-style-name="Text_20_body">
      <style:paragraph-properties fo:margin-top="0cm" fo:margin-bottom="0cm" loext:contextual-spacing="false" fo:line-height="150%" fo:text-align="justify" style:justify-single-word="false"/>
    </style:style>
    <style:style style:name="P6"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7" style:family="paragraph" style:parent-style-name="Text_20_body">
      <style:paragraph-properties fo:margin-top="0.42cm" fo:margin-bottom="0.499cm" loext:contextual-spacing="false" fo:line-height="100%" fo:keep-with-next="always"/>
      <style:text-properties style:font-name="Albany1" fo:font-size="16pt" fo:font-weight="bold"/>
    </style:style>
    <style:style style:name="P8" style:family="paragraph" style:parent-style-name="Text_20_body">
      <style:paragraph-properties fo:margin-left="0.499cm" fo:margin-right="0cm" fo:margin-top="0cm" fo:margin-bottom="0cm" loext:contextual-spacing="false" fo:line-height="100%" fo:text-indent="0cm" style:auto-text-indent="false"/>
    </style:style>
    <style:style style:name="P9"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9" text:outline-level="2"><text:bookmark-start text:name="__RefHeading___Toc985_1419486361"/><text:span text:style-name="T1">#503</text:span><text:bookmark-end text:name="__RefHeading___Toc985_1419486361"/></text:h>
        <text:p text:style-name="P5"/>
        <text:p text:style-name="P6">A corrupção daquilo que está entre as coisas mais excelentes é a pior corrupção.</text:p>
        <text:p text:style-name="P5"/>
        <text:h text:style-name="P2" text:outline-level="2"><text:bookmark-start text:name="__RefHeading___Toc987_1419486361"/><text:a xlink:type="simple" xlink:href="http://bibliaonline.com.br/acf/jd/1/1-13" text:style-name="Internet_20_link" text:visited-style-name="Visited_20_Internet_20_Link"><text:span text:style-name="T1">JUDAS, vers. 1-13</text:span></text:a><text:bookmark-end text:name="__RefHeading___Toc987_1419486361"/></text:h>
        <text:p text:style-name="P5"/>
        <text:p text:style-name="P5"><text:span text:style-name="T1">Ao que parece, Judas é a mesma pessoa que Judas, o apóstolo (</text:span><text:a xlink:type="simple" xlink:href="http://bibliaonline.com.br/acf/lc/6/16" text:style-name="Internet_20_link" text:visited-style-name="Visited_20_Internet_20_Link"><text:span text:style-name="T1">Lc 6:16</text:span></text:a><text:span text:style-name="T1"> e João </text:span><text:a xlink:type="simple" xlink:href="http://bibliaonline.com.br/acf/jo/14/22" text:style-name="Internet_20_link" text:visited-style-name="Visited_20_Internet_20_Link"><text:span text:style-name="T1">14:22</text:span></text:a><text:span text:style-name="T1">), e Lebeu ou Tadeu (</text:span><text:a xlink:type="simple" xlink:href="http://bibliaonline.com.br/acf/mt/10/3" text:style-name="Internet_20_link" text:visited-style-name="Visited_20_Internet_20_Link"><text:span text:style-name="T1">Mt 10:3</text:span></text:a><text:span text:style-name="T1"> e </text:span><text:a xlink:type="simple" xlink:href="http://bibliaonline.com.br/acf/atos/1/13" text:style-name="Internet_20_link" text:visited-style-name="Visited_20_Internet_20_Link"><text:span text:style-name="T1">At 1:13</text:span></text:a><text:span text:style-name="T1">).</text:span></text:p>
        <text:p text:style-name="P5"/>
        <text:p text:style-name="P5"><text:a xlink:type="simple" xlink:href="http://bibliaonline.com.br/acf/Jd/1/3-4" text:style-name="Internet_20_link" text:visited-style-name="Visited_20_Internet_20_Link"><text:span text:style-name="T1">Jd 3-4</text:span></text:a><text:span text:style-name="T1"> Judas havia desejado escrever acerca do gozo de ser um crente no Senhor Jesus Cristo, mas por causa dos homens infiéis que haviam surgido entre eles, ao invés disso ele teve que escrever um sério aviso! Judas, o escritor, tem que voltar aos princípios fundamentais da fé. Nosso mundo ocidental antes era uma área verdadeiramente Cristã, mas quase que abandonou totalmente a verdade do Cristianismo. Todavia, Deus continua retendo o mal. Depois de partirmos, o mal virá como uma inundação (2 Ts </text:span><text:a xlink:type="simple" xlink:href="http://bibliaonline.com.br/acf/2ts/1/7-8" text:style-name="Internet_20_link" text:visited-style-name="Visited_20_Internet_20_Link"><text:span text:style-name="T1">2:7-8</text:span></text:a><text:span text:style-name="T1">). Mas "o mistério da iniquidade já opera". Nas Epístolas de Pedro, isto acontecia no mundo... nas de João é visto como atingindo as assembléias (</text:span><text:a xlink:type="simple" xlink:href="http://bibliaonline.com.br/acf/1jo/2/19" text:style-name="Internet_20_link" text:visited-style-name="Visited_20_Internet_20_Link"><text:span text:style-name="T1">1 Jo 2:19</text:span></text:a><text:span text:style-name="T1">)... em Judas está entrando naquilo que professa ser a "igreja". (Precisamos da Epístola de Judas agora, pois muitos de nossos leitores não estão conscientes dos ensinos errôneos aos quais estão se expondo. Leia cuidadosamente o </text:span><text:a xlink:type="simple" xlink:href="http://bibliaonline.com.br/acf/jd/1/4" text:style-name="Internet_20_link" text:visited-style-name="Visited_20_Internet_20_Link"><text:span text:style-name="T1">quarto</text:span></text:a><text:span text:style-name="T1"> versículo. Estariam eles cientes do que estava ocorrendo?)</text:span></text:p>
        <text:p text:style-name="P5"/>
        <text:p text:style-name="P5"><text:a xlink:type="simple" xlink:href="http://bibliaonline.com.br/acf/Jd/1/5-13" text:style-name="Internet_20_link" text:visited-style-name="Visited_20_Internet_20_Link"><text:span text:style-name="T1">Jd 5-13</text:span></text:a><text:span text:style-name="T1"> Quatro grupos são descritos aqui, como exemplos da apostasia - (que significa abandono da verdade que antes possuíam)... (1) Aqueles que saíram do Egito, todavia nunca chegaram à terra prometida... (2) Anjos que abandonaram sua posição inicial... (3) Pessoas de Sodoma e Gomorra... que voltaram a cair na imoralidade... (4) Aqueles que estavam se infiltrando entre os crentes.</text:span></text:p>
        <text:p text:style-name="P5"/>
        <text:h text:style-name="P1" text:outline-level="2"><text:bookmark-start text:name="__RefHeading___Toc989_1419486361"/>#504<text:bookmark-end text:name="__RefHeading___Toc989_1419486361"/></text:h>
        <text:p text:style-name="P5"/>
        <text:p text:style-name="P6">Cuidado com os "SE's" do Diabo.</text:p>
        <text:p text:style-name="P5"/>
        <text:h text:style-name="P2" text:outline-level="2"><text:bookmark-start text:name="__RefHeading___Toc991_1419486361"/><text:soft-page-break/><text:a xlink:type="simple" xlink:href="http://bibliaonline.com.br/acf/jd/1/14-25" text:style-name="Internet_20_link" text:visited-style-name="Visited_20_Internet_20_Link"><text:span text:style-name="T1">JUDAS, vers. 14-25</text:span></text:a><text:bookmark-end text:name="__RefHeading___Toc991_1419486361"/></text:h>
        <text:p text:style-name="P5"/>
        <text:p text:style-name="P5"><text:a xlink:type="simple" xlink:href="http://bibliaonline.com.br/acf/Jd/14/-15" text:style-name="Internet_20_link" text:visited-style-name="Visited_20_Internet_20_Link"><text:span text:style-name="T1">Jd 14-15</text:span></text:a><text:span text:style-name="T1"> Estes dois versículos deveriam nos fazer inclinar nossa cabeça de espanto e louvor a Deus... Três homens estão envolvidos aqui... Enoque, Moisés e Judas. Aproximadamente 1.100 anos separavam os dois primeiros, e 1.300 anos os dois últimos. Nenhuma pessoa escapará se não for salva. Nada ficou registrado do que Enoque disse antes que Moisés escrevesse o livro de Gênesis. Além disso, não há nada escrito no Antigo Testamento a respeito destas declarações que Judas escreveu sua Epístola (carta)! Assim, Judas escreve que Enoque havia profetizado do juízo dos ímpios quando o Senhor Jesus viesse com dez mil de Seus santos! Os eventos ao nosso redor hoje (cerca de 2.400 anos mais tarde) estão ocorrendo de forma tão rápida que nos mostram estarmos vivendo bem nos últimos dias. Lembre-se sempre de que estes eventos acontecerão 7 anos (ou cerca de 7 anos) após nós os crentes termos sidos arrebatados para estar com o Senhor para sempre.</text:span></text:p>
        <text:p text:style-name="P5"/>
        <text:p text:style-name="P5"><text:a xlink:type="simple" xlink:href="http://bibliaonline.com.br/acf/Jd/1/18/" text:style-name="Internet_20_link" text:visited-style-name="Visited_20_Internet_20_Link"><text:span text:style-name="T1">Jd 18</text:span></text:a><text:span text:style-name="T1"> Há escarnecedors hoje? Você pode responder!</text:span></text:p>
        <text:p text:style-name="P5"/>
        <text:p text:style-name="P5"><text:a xlink:type="simple" xlink:href="http://bibliaonline.com.br/acf/Jd/1/20-25" text:style-name="Internet_20_link" text:visited-style-name="Visited_20_Internet_20_Link"><text:span text:style-name="T1">Jd 20-25</text:span></text:a><text:span text:style-name="T1"> Que maravilhoso contraste para o crente! Sua responsabilidade é... edificar - orar - conservar – esperar.</text:span></text:p>
        <text:p text:style-name="P5"/>
        <text:h text:style-name="P3" text:outline-level="2"><text:bookmark-start text:name="__RefHeading___Toc993_1419486361"/>#683<text:bookmark-end text:name="__RefHeading___Toc993_1419486361"/></text:h>
        <text:p text:style-name="P5"/>
        <text:p text:style-name="P6">O fracasso é uma experiência compartilhada. Não pode haver um sentimento de isolamento. Minha primeira reação ao fracasso de um crente deveria ser a de examinar o meu próprio coração.</text:p>
        <text:p text:style-name="P5"/>
        <text:h text:style-name="P2" text:outline-level="2"><text:bookmark-start text:name="__RefHeading___Toc995_1419486361"/><text:a xlink:type="simple" xlink:href="http://bibliaonline.com.br/acf/jd/1" text:style-name="Internet_20_link" text:visited-style-name="Visited_20_Internet_20_Link"><text:span text:style-name="T1">JUDAS</text:span></text:a><text:bookmark-end text:name="__RefHeading___Toc995_1419486361"/></text:h>
        <text:p text:style-name="P5"/>
        <text:p text:style-name="P5"><text:span text:style-name="T1">Judas nos fala de como serão as condições neste mundo um pouco antes da vinda do Senhor. Trata-se de um aviso para nós para "batalhar pela fé que uma vez foi dada aos santos" - </text:span><text:a xlink:type="simple" xlink:href="http://bibliaonline.com.br/acf/jd/1/3" text:style-name="Internet_20_link" text:visited-style-name="Visited_20_Internet_20_Link"><text:span text:style-name="T1">vers. 3</text:span></text:a><text:span text:style-name="T1"> - "uma vez" significa "de uma vez por todas", (algo que não se repetirá). Deus deu tudo que era necessário para nos manter nesta vida. Mas somos provados. Aqui Deus aponta para os perigos. Quando uma pessoa escuta a verdade e, sem aceitá-la, afasta-se dela, acaba ficando em uma condição muito séria. Ele ouviu e rejeitou. Isto se chama "apostasia". Hoje estamos vivendo em uma época muito difícil e perigosa. O Cristianismo está desaparecendo rapidamente e isto nos mostra o quão importante é este Livro de Judas para nós hoje.</text:span></text:p>
        <text:p text:style-name="P5"/>
        <text:p text:style-name="P5"><text:a xlink:type="simple" xlink:href="http://bibliaonline.com.br/acf/jd/1/1,21" text:style-name="Internet_20_link" text:visited-style-name="Visited_20_Internet_20_Link"><text:span text:style-name="T1">Jd 1 e 21</text:span></text:a><text:span text:style-name="T1"> "Conservados" e "guardados" são palavras que têm a mesma raiz. A primeira é o que Deus faz, e a segunda, o que devemos fazer. Com frequência oramos para que o Senhor possa nos guardar! O que o </text:span><text:a xlink:type="simple" xlink:href="http://bibliaonline.com.br/acf/jd/1/21" text:style-name="Internet_20_link" text:visited-style-name="Visited_20_Internet_20_Link"><text:span text:style-name="T1">versículo 21</text:span></text:a><text:span text:style-name="T1"> está lhe dizendo?</text:span></text:p>
        <text:p text:style-name="P5"/>
        <text:p text:style-name="P5"><text:a xlink:type="simple" xlink:href="http://bibliaonline.com.br/acf/Jd/1/5/" text:style-name="Internet_20_link" text:visited-style-name="Visited_20_Internet_20_Link"><text:span text:style-name="T1">Jd 5</text:span></text:a><text:span text:style-name="T1"> Três exemplos disto (1) Apesar dos Israelitas terem sido todos tirados do Egito por Deus nos dias de Moisés, alguns não creram em Deus e foram destruídos. </text:span></text:p>
        <text:p text:style-name="P5"/>
        <text:p text:style-name="P5"><text:a xlink:type="simple" xlink:href="http://bibliaonline.com.br/acf/Jd/1/6/" text:style-name="Internet_20_link" text:visited-style-name="Visited_20_Internet_20_Link"><text:span text:style-name="T1">Jd 6</text:span></text:a><text:span text:style-name="T1"> (2) Alguns anjos desobedeceram, e hoje estão em cadeias aguardando seu juízo.</text:span></text:p>
        <text:p text:style-name="P5"/>
        <text:p text:style-name="P5"><text:a xlink:type="simple" xlink:href="http://bibliaonline.com.br/acf/Jd/1/7/" text:style-name="Internet_20_link" text:visited-style-name="Visited_20_Internet_20_Link"><text:span text:style-name="T1">Jd 7</text:span></text:a><text:span text:style-name="T1"> (3) Sodoma e Gomorra, grandes cidades, foram ambas destruídas por terem se voltado para a imoralidade.</text:span></text:p>
        <text:p text:style-name="P5"/>
        <text:p text:style-name="P5"><text:a xlink:type="simple" xlink:href="http://bibliaonline.com.br/acf/Jd/1/8-10" text:style-name="Internet_20_link" text:visited-style-name="Visited_20_Internet_20_Link"><text:span text:style-name="T1">Jd 8-10</text:span></text:a><text:span text:style-name="T1"> O povo ímpio deste mundo estava se infiltrando entre os crentes. O mal começa de forma muito sutil. Podemos ver hoje toda a sujeira que aparece no noticiário... deixando de lado todo o respeito pelas autoridades e insultando a verdade de Deus.</text:span></text:p>
        <text:p text:style-name="P5"><text:soft-page-break/></text:p>
        <text:p text:style-name="P5"><text:a xlink:type="simple" xlink:href="http://bibliaonline.com.br/acf/Jd/1/11/" text:style-name="Internet_20_link" text:visited-style-name="Visited_20_Internet_20_Link"><text:span text:style-name="T1">Jd 11</text:span></text:a><text:span text:style-name="T1"> Aqui estão as três formas como as pessoas se desviam; (1) "o caminho de Caim". Esta é uma figura da velha natureza, a vontade de uma pessoa com ódio tanto de Deus como dos crentes. (2) "O engano do prêmio de Balaão". Esta é uma figura do mal religioso. Ser religioso por causa do ganho. (3) "A contradição de Coré"; uma figura da rebelião contra Deus e Sua Palavra - Veja </text:span><text:a xlink:type="simple" xlink:href="http://bibliaonline.com.br/acf/nm/16" text:style-name="Internet_20_link" text:visited-style-name="Visited_20_Internet_20_Link"><text:span text:style-name="T1">Números 16</text:span></text:a><text:span text:style-name="T1">.</text:span></text:p>
        <text:p text:style-name="P5"/>
        <text:p text:style-name="P5"><text:a xlink:type="simple" xlink:href="http://bibliaonline.com.br/acf/Jd/1/12-13" text:style-name="Internet_20_link" text:visited-style-name="Visited_20_Internet_20_Link"><text:span text:style-name="T1">Jd 12-13</text:span></text:a><text:span text:style-name="T1"> Exatamente como as pessoas em nosso país nos dias de hoje.</text:span></text:p>
        <text:p text:style-name="P5"/>
        <text:p text:style-name="P5"><text:a xlink:type="simple" xlink:href="http://bibliaonline.com.br/acf/Jd/1/14-15" text:style-name="Internet_20_link" text:visited-style-name="Visited_20_Internet_20_Link"><text:span text:style-name="T1">Jd 14-15</text:span></text:a><text:span text:style-name="T1"> Versículos marcantes. Enoque viveu cerca de 1.600 anos antes que Moisés escrevesse o Livro de Gênesis (</text:span><text:a xlink:type="simple" xlink:href="http://bibliaonline.com.br/acf/gn/5/21-24" text:style-name="Internet_20_link" text:visited-style-name="Visited_20_Internet_20_Link"><text:span text:style-name="T1">Gn 5:21-24</text:span></text:a><text:span text:style-name="T1">), e avisa contra aquelas pessoas ímpias que nos cercam hoje e nos fala de do terrível fim que terão.</text:span></text:p>
        <text:p text:style-name="P5"/>
        <text:p text:style-name="P5"><text:a xlink:type="simple" xlink:href="http://bibliaonline.com.br/acf/Jd/1/17-23" text:style-name="Internet_20_link" text:visited-style-name="Visited_20_Internet_20_Link"><text:span text:style-name="T1">Jd 17-23</text:span></text:a><text:span text:style-name="T1"> Vivemos em dias de libertinagem, nós os crentes estamos cercados por "escarnecedores" da verdade. Nos é dito que devemos nos edificar sobre a nossa santíssima fé (Leia estas palavras cuidadosamente) orando, conservando-nos no amor de Deus, esperando na misericórdia de nosso Senhor Jesus Cristo para a vida eterna. Como precisamos destas admoestações!</text:span></text:p>
        <text:p text:style-name="P5"/>
        <text:p text:style-name="P5"><text:a xlink:type="simple" xlink:href="http://bibliaonline.com.br/acf/Jd/1/24-25" text:style-name="Internet_20_link" text:visited-style-name="Visited_20_Internet_20_Link"><text:span text:style-name="T1">Jd 24-25</text:span></text:a><text:span text:style-name="T1"> Que destino doce, tocante e seguro. Ele pode nos guardar (presente) e nos apresentar sem culpa diante de Deus (futuro).</text:span></text:p>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8:30:13.832523345</dc:date>
    <meta:creation-date>2018-06-11T22:51:04.642681485</meta:creation-date>
    <meta:generator>LibreOffice/6.0.7.3$Linux_X86_64 LibreOffice_project/00m0$Build-3</meta:generator>
    <meta:editing-duration>PT1M32S</meta:editing-duration>
    <meta:editing-cycles>1</meta:editing-cycles>
    <meta:document-statistic meta:table-count="0" meta:image-count="0" meta:object-count="0" meta:page-count="4" meta:paragraph-count="26" meta:word-count="965" meta:character-count="5628" meta:non-whitespace-character-count="4687"/>
  </office:meta>
</office:document-meta>
</file>